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9E1C7163C8DD3F2F.png" manifest:media-type="image/png"/>
  <manifest:file-entry manifest:full-path="Pictures/10000200000000AB000000ABA969538D799E077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9a1ca"/>
    </style:style>
    <style:style style:name="P2" style:family="paragraph" style:parent-style-name="Standard">
      <style:paragraph-properties fo:text-align="start" style:justify-single-word="false"/>
      <style:text-properties officeooo:paragraph-rsid="0019a1ca"/>
    </style:style>
    <style:style style:name="P3" style:family="paragraph" style:parent-style-name="Table_20_Contents">
      <style:paragraph-properties fo:text-align="center" style:justify-single-word="false"/>
      <style:text-properties fo:font-size="10.5pt" officeooo:paragraph-rsid="0019a1ca" style:font-size-asian="10.5pt" style:font-size-complex="10.5pt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9a1ca"/>
    </style:style>
    <style:style style:name="T1" style:family="text">
      <style:text-properties style:text-position="super 58%"/>
    </style:style>
    <style:style style:name="T2" style:family="text">
      <style:text-properties officeooo:rsid="0019a1ca"/>
    </style:style>
    <style:style style:name="T3" style:family="text">
      <style:text-properties officeooo:rsid="001b94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3" style:data-style-name="N0">8.03</text:variable-set>: Universal Gravitat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Object</text:p>
          </table:table-cell>
          <table:table-cell table:style-name="Table1.A1" office:value-type="string">
            <text:p text:style-name="P3">Mass (kg)</text:p>
          </table:table-cell>
          <table:table-cell table:style-name="Table1.C1" office:value-type="string">
            <text:p text:style-name="P3">Orbital Radius (m)</text:p>
          </table:table-cell>
        </table:table-row>
        <table:table-row>
          <table:table-cell table:style-name="Table1.A2" office:value-type="string">
            <text:p text:style-name="P3">Mercury</text:p>
          </table:table-cell>
          <table:table-cell table:style-name="Table1.A2" office:value-type="string">
            <text:p text:style-name="P3">3.30200 × 10<text:span text:style-name="T1">23</text:span></text:p>
          </table:table-cell>
          <table:table-cell table:style-name="Table1.C2" office:value-type="string">
            <text:p text:style-name="P3">5.79 x 10<text:span text:style-name="T1">10</text:span></text:p>
          </table:table-cell>
        </table:table-row>
        <table:table-row>
          <table:table-cell table:style-name="Table1.A2" office:value-type="string">
            <text:p text:style-name="P3">Venus</text:p>
          </table:table-cell>
          <table:table-cell table:style-name="Table1.A2" office:value-type="string">
            <text:p text:style-name="P3">4.86900 × 10<text:span text:style-name="T1">24</text:span></text:p>
          </table:table-cell>
          <table:table-cell table:style-name="Table1.C2" office:value-type="string">
            <text:p text:style-name="P3">1.08 x 10<text:span text:style-name="T1">11</text:span></text:p>
          </table:table-cell>
        </table:table-row>
        <table:table-row>
          <table:table-cell table:style-name="Table1.A2" office:value-type="string">
            <text:p text:style-name="P3">Earth</text:p>
          </table:table-cell>
          <table:table-cell table:style-name="Table1.A2" office:value-type="string">
            <text:p text:style-name="P3">5.9742 × 10<text:span text:style-name="T1">24</text:span></text:p>
          </table:table-cell>
          <table:table-cell table:style-name="Table1.C2" office:value-type="string">
            <text:p text:style-name="P3">1.496 x 10<text:span text:style-name="T1">11</text:span></text:p>
          </table:table-cell>
        </table:table-row>
        <table:table-row>
          <table:table-cell table:style-name="Table1.A2" office:value-type="string">
            <text:p text:style-name="P3">Mars</text:p>
          </table:table-cell>
          <table:table-cell table:style-name="Table1.A2" office:value-type="string">
            <text:p text:style-name="P3">6.4191 × 10<text:span text:style-name="T1">23</text:span></text:p>
          </table:table-cell>
          <table:table-cell table:style-name="Table1.C2" office:value-type="string">
            <text:p text:style-name="P3">2.279 x 10<text:span text:style-name="T1">11</text:span> </text:p>
          </table:table-cell>
        </table:table-row>
        <table:table-row>
          <table:table-cell table:style-name="Table1.A2" office:value-type="string">
            <text:p text:style-name="P3">Jupiter</text:p>
          </table:table-cell>
          <table:table-cell table:style-name="Table1.A2" office:value-type="string">
            <text:p text:style-name="P3">1.8987 × 10<text:span text:style-name="T1">27</text:span></text:p>
          </table:table-cell>
          <table:table-cell table:style-name="Table1.C2" office:value-type="string">
            <text:p text:style-name="P3">7.78 x 10<text:span text:style-name="T1">11</text:span></text:p>
          </table:table-cell>
        </table:table-row>
        <table:table-row>
          <table:table-cell table:style-name="Table1.A2" office:value-type="string">
            <text:p text:style-name="P3">Saturn</text:p>
          </table:table-cell>
          <table:table-cell table:style-name="Table1.A2" office:value-type="string">
            <text:p text:style-name="P3">5.6851 × 10<text:span text:style-name="T1">26</text:span></text:p>
          </table:table-cell>
          <table:table-cell table:style-name="Table1.C2" office:value-type="string">
            <text:p text:style-name="P3">1.433 x 10<text:span text:style-name="T1">12</text:span></text:p>
          </table:table-cell>
        </table:table-row>
        <table:table-row>
          <table:table-cell table:style-name="Table1.A2" office:value-type="string">
            <text:p text:style-name="P3">Uranus</text:p>
          </table:table-cell>
          <table:table-cell table:style-name="Table1.A2" office:value-type="string">
            <text:p text:style-name="P3">8.6849 × 10<text:span text:style-name="T1">25</text:span></text:p>
          </table:table-cell>
          <table:table-cell table:style-name="Table1.C2" office:value-type="string">
            <text:p text:style-name="P3">2.87 x 10<text:span text:style-name="T1">12</text:span></text:p>
          </table:table-cell>
        </table:table-row>
        <table:table-row>
          <table:table-cell table:style-name="Table1.A2" office:value-type="string">
            <text:p text:style-name="P3">Neptune</text:p>
          </table:table-cell>
          <table:table-cell table:style-name="Table1.A2" office:value-type="string">
            <text:p text:style-name="P3">1.0244 × 10<text:span text:style-name="T1">26</text:span></text:p>
          </table:table-cell>
          <table:table-cell table:style-name="Table1.C2" office:value-type="string">
            <text:p text:style-name="P3">4.503 x 10<text:span text:style-name="T1">12</text:span></text:p>
          </table:table-cell>
        </table:table-row>
        <table:table-row>
          <table:table-cell table:style-name="Table1.A2" office:value-type="string">
            <text:p text:style-name="P3">Luna (Moon)</text:p>
          </table:table-cell>
          <table:table-cell table:style-name="Table1.A2" office:value-type="string">
            <text:p text:style-name="P3">7.36 × 10<text:span text:style-name="T1">22</text:span></text:p>
          </table:table-cell>
          <table:table-cell table:style-name="Table1.C2" office:value-type="string">
            <text:p text:style-name="P3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3">Sol (Sun)</text:p>
          </table:table-cell>
          <table:table-cell table:style-name="Table1.A2" office:value-type="string">
            <text:p text:style-name="P3"><text:s/>1.98892 × 10<text:span text:style-name="T1">30</text:span></text:p>
          </table:table-cell>
          <table:table-cell table:style-name="Table1.C2" office:value-type="string">
            <text:p text:style-name="P3">2.5×10<text:span text:style-name="T1">20</text:span> (around Galactic Center) </text:p>
          </table:table-cell>
        </table:table-row>
      </table:table>
      <text:p text:style-name="P1"/>
      <text:list xml:id="list2141775135262196001" text:style-name="L1">
        <text:list-item>
          <text:p text:style-name="P4">What is the force that the earth exerts on the moon? <text:s/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849937242723" text:continue-numbering="true" text:style-name="L1">
        <text:list-item>
          <text:p text:style-name="P4">The planets Jupiter and Saturn are at the closest approach in their orbits.</text:p>
          <text:list>
            <text:list-item>
              <text:p text:style-name="P4">What is the force of Saturn's gravity on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49404633951" text:continue-numbering="true" text:style-name="L1">
        <text:list-item>
          <text:list>
            <text:list-item>
              <text:p text:style-name="P4">What is the acceleration of Jupiter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49433896412" text:continue-numbering="true" text:style-name="L1">
        <text:list-item>
          <text:p text:style-name="P4">You <text:span text:style-name="T3">are</text:span> in a spaceship hovering (not orbiting) above the planet Neptune, at an altitude of 125,000,000 m. <text:s/>If you spaceship weighs 2 million kilograms, what is the force Neptune's gravity on you<text:span text:style-name="T2">r ship</text:span>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10849856482922" text:continue-numbering="true" text:style-name="L1">
        <text:list-item>
          <text:p text:style-name="P4">Beauford, who has a mass of 1<text:span text:style-name="T2">50</text:span> kg, <text:s/>is sitting 1 meter away from his true love, Beaulah, who has a mass of 1<text:span text:style-name="T2">6</text:span>0 kg, on flat, frictionless surface. <text:s/></text:p>
          <text:list>
            <text:list-item>
              <text:p text:style-name="P4">What is the force of gravity between Beauford and Beaulah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849629310628" text:continue-numbering="true" text:style-name="L1">
        <text:list-item>
          <text:list>
            <text:list-item>
              <text:p text:style-name="P4">What is Beaford's acceleration toward Beaula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848635656241" text:continue-numbering="true" text:style-name="L1">
        <text:list-item>
          <text:p text:style-name="P4">The force of the gravity of the earth causes Billy-Bob to fall off a barn and accelerate toward the earth at a rate of 9.8 m/s<text:span text:style-name="T1">2</text:span>. <text:s/>What is the distance that Billy-Bob is from the center of mass of the ear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49684698841" text:continue-numbering="true" text:style-name="L1">
        <text:list-item>
          <text:p text:style-name="P4">As the planets orbit the sun, they cause the sun to wobble very slightly. <text:s/>During a planetary alignment, the effect of the planets on the sun is additive.</text:p>
          <text:list>
            <text:list-item>
              <text:p text:style-name="P4">Calculate the maximum possible acceleration that the planets could cause the sun to have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849206118810" text:continue-numbering="true" text:style-name="L1">
        <text:list-item>
          <text:list>
            <text:list-item>
              <text:p text:style-name="P4">At this rate, how long would it take the sun to travel the distance of the earth's orbit?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A969538D799E077E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9E1C7163C8DD3F2F.png" xlink:type="simple" xlink:show="embed" xlink:actuate="onLoad"/></draw:frame> <text:s text:c="20"/>Name:<text:tab/><text:tab/><text:date style:data-style-name="N37" text:date-value="2016-08-29T21:08:48.489814116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0:28.986135130</meta:creation-date>
    <meta:editing-duration>PT3M49S</meta:editing-duration>
    <meta:editing-cycles>5</meta:editing-cycles>
    <meta:generator>LibreOffice/5.0.6.2$Linux_X86_64 LibreOffice_project/00$Build-2</meta:generator>
    <dc:date>2016-08-29T21:08:48.463842183</dc:date>
    <meta:document-statistic meta:table-count="1" meta:image-count="2" meta:object-count="0" meta:page-count="2" meta:paragraph-count="48" meta:word-count="324" meta:character-count="1734" meta:non-whitespace-character-count="1425"/>
  </office:meta>
</office:document-meta>
</file>